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tMatcher.matchInetNetwork( final String hostI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NetMatcher.initInetNetworks( final Collection ne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etMatcher.matchInetNetwork( final InetAddress i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etMatcher.log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etMatcher.initInetNetworks( final String [ ] ne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etMatcher.NetMatcher( final String [ ] nets , DNSService dns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tMatch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Matcher.NetMatcher( final Collection nets , DNSService dns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